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aramond" svg:font-family="Garamond" style:font-family-generic="roman"/>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333c4" officeooo:paragraph-rsid="001333c4"/>
    </style:style>
    <style:style style:name="P2" style:family="paragraph" style:parent-style-name="Standard">
      <style:text-properties officeooo:rsid="001333c4" officeooo:paragraph-rsid="001534db"/>
    </style:style>
    <style:style style:name="T1" style:family="text">
      <style:text-properties officeooo:rsid="001534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document</text:p>
      <text:p text:style-name="P1"/>
      <text:p text:style-name="P2"><text:span text:style-name="T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Garamond" svg:font-family="Garamond" style:font-family-generic="roman"/>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aramond"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Garamond"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Garamond"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ramond"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wford Currie</meta:initial-creator>
    <meta:creation-date>2013-10-06T12:46:48</meta:creation-date>
    <dc:date>2013-10-06T13:18:53</dc:date>
    <dc:creator>Crawford Currie</dc:creator>
    <meta:editing-duration>PT1M44S</meta:editing-duration>
    <meta:editing-cycles>3</meta:editing-cycles>
    <meta:generator>LibreOffice/3.6$Linux_x86 LibreOffice_project/360m1$Build-2</meta:generator>
    <meta:document-statistic meta:table-count="0" meta:image-count="0" meta:object-count="0" meta:page-count="1" meta:paragraph-count="2" meta:word-count="71" meta:character-count="462" meta:non-whitespace-character-count="393"/>
  </office:meta>
</office:document-meta>
</file>